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language="cs" fo:country="CZ" officeooo:paragraph-rsid="00026f63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language="cs" fo:country="CZ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language="cs" fo:country="CZ" fo:font-style="normal" style:text-underline-style="none" fo:font-weight="normal" officeooo:rsid="00026f63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language="cs" fo:country="CZ" fo:font-style="normal" style:text-underline-style="none" fo:font-weight="normal" officeooo:rsid="00028146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language="cs" fo:country="CZ" fo:font-style="normal" style:text-underline-style="none" fo:font-weight="normal" officeooo:rsid="0003beab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font-name="Arial" fo:font-size="14pt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4ee1f7a6-7fff-98d0-5ee5-40563655f310"/><text:span text:style-name="T1">Automatizace v umění</text:span></text:p>
      <text:p text:style-name="P2"><text:span text:style-name="T1"/></text:p>
      <text:p text:style-name="P2"><text:span text:style-name="T6">Úvod</text:span></text:p>
      <text:p text:style-name="P1"><text:span text:style-name="T2">Ve své práci se budu zabývat automatizací v umění, a to jak z pohledu </text:span><text:span text:style-name="T4">nástroje</text:span><text:span text:style-name="T2"> tvorby děl až po prostředek tvorby významu. </text:span><text:span text:style-name="T4">Nejprve objasním termín automatizace obecně, následně se konkrétněji zaměřím na automatizaci v kontextu umělecké tvorby. </text:span><text:span text:style-name="T5">Představím jak kritické</text:span><text:span text:style-name="T2"> Téma </text:span><text:span text:style-name="T4">pak</text:span><text:span text:style-name="T2"> rozdělím do tří kapitol, podle toho, jak se automatizace v tvorbě děl využívá a jaký význam dílu dává. </text:span><text:span text:style-name="T3">Tyto principi znázorním jak na příkladech vybraných autorů, tak na ukázce vlastních děl. </text:span><text:span text:style-name="T2">V první kapitole o automatizaci práce se zaměřím na to, </text:span><text:span text:style-name="T3">jaké jsou možnosti automatizace </text:span><text:span text:style-name="T4">v samotném procesu tvorby</text:span><text:span text:style-name="T3"> </text:span><text:span text:style-name="T4">děl</text:span><text:span text:style-name="T3">. V druhé kapitole prozkoumám způsoby jak se dá automatizovat kreativní proces. Ve třetí kapitole ukáž</text:span><text:span text:style-name="T4">u</text:span><text:span text:style-name="T3">, jak je možné pomocí strojové automatizace <text:s/>přesáhnout možnosti lidsk</text:span><text:span text:style-name="T4">ých možností v tvorbě</text:span><text:span text:style-name="T3">. </text:span><text:span text:style-name="T4">V závěru představím praktickou část mé bakalářské prá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8:52:26.193893073</meta:creation-date>
    <dc:date>2024-01-18T01:04:02.960319515</dc:date>
    <meta:editing-duration>PT21M3S</meta:editing-duration>
    <meta:editing-cycles>1</meta:editing-cycles>
    <meta:document-statistic meta:table-count="0" meta:image-count="0" meta:object-count="0" meta:page-count="1" meta:paragraph-count="3" meta:word-count="131" meta:character-count="862" meta:non-whitespace-character-count="733"/>
    <meta:generator>LibreOffice/7.3.7.2$Linux_X86_64 LibreOffice_project/30$Build-2</meta:generator>
  </office:meta>
</office:document-meta>
</file>